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page"/>
      <style:text-properties style:font-name="Amiri" fo:font-size="12pt" fo:font-weight="normal" officeooo:rsid="00374a74" officeooo:paragraph-rsid="0009c057" style:font-size-asian="12pt" style:language-asian="tr" style:country-asian="TR" style:font-weight-asian="normal" style:font-name-complex="Times New Roman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Amiri" fo:font-size="12pt" fo:font-weight="normal" officeooo:rsid="00374a74" officeooo:paragraph-rsid="0009c057" style:font-size-asian="12pt" style:font-weight-asian="normal" style:font-name-complex="Times New Roman1" style:font-size-complex="12pt" style:font-weight-complex="normal"/>
    </style:style>
    <style:style style:name="P3" style:family="paragraph" style:parent-style-name="List_20_Paragraph" style:list-style-name="WWNum2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miri" fo:font-size="12pt" officeooo:paragraph-rsid="0009c057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miri" fo:font-size="12pt" fo:font-weight="normal" officeooo:rsid="003c3a02" officeooo:paragraph-rsid="0009c057" style:font-size-asian="12pt" style:language-asian="tr" style:country-asian="TR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miri" fo:font-size="12pt" officeooo:paragraph-rsid="0009c057" style:font-size-asian="12pt" style:language-asian="tr" style:country-asian="TR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miri" fo:font-size="12pt" officeooo:rsid="0013e64a" officeooo:paragraph-rsid="0009c057" style:font-size-asian="12pt" style:language-asian="tr" style:country-asian="TR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miri" fo:font-size="12pt" officeooo:paragraph-rsid="0009c057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Amiri" fo:font-size="12pt" officeooo:paragraph-rsid="0009c057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miri" fo:font-size="12pt" officeooo:rsid="003c3a02" officeooo:paragraph-rsid="0009c057" style:font-size-asian="12pt" style:language-asian="tr" style:country-asian="TR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miri" fo:font-size="12pt" officeooo:paragraph-rsid="0009c057" style:font-size-asian="12pt" style:language-asian="tr" style:country-asian="TR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miri" fo:font-size="12pt" officeooo:rsid="0014a809" officeooo:paragraph-rsid="0009c057" style:font-size-asian="12pt" style:language-asian="tr" style:country-asian="TR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miri" fo:font-size="12pt" officeooo:paragraph-rsid="0009c05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miri" fo:font-size="12pt" officeooo:paragraph-rsid="0009c057" style:font-size-asian="12pt" style:font-size-complex="12pt"/>
    </style:style>
    <style:style style:name="T1" style:family="text">
      <style:text-properties style:language-asian="tr" style:country-asian="TR" style:font-name-complex="Times New Roman"/>
    </style:style>
    <style:style style:name="T2" style:family="text">
      <style:text-properties officeooo:rsid="003c9814" style:language-asian="tr" style:country-asian="TR" style:font-name-complex="Times New Roman"/>
    </style:style>
    <style:style style:name="T3" style:family="text">
      <style:text-properties officeooo:rsid="00475e7a" style:language-asian="tr" style:country-asian="TR" style:font-name-complex="Times New Roman"/>
    </style:style>
    <style:style style:name="T4" style:family="text">
      <style:text-properties officeooo:rsid="0022f6e7" style:language-asian="tr" style:country-asian="TR" style:font-name-complex="Times New Roman"/>
    </style:style>
    <style:style style:name="T5" style:family="text">
      <style:text-properties officeooo:rsid="0013e64a" style:language-asian="tr" style:country-asian="TR" style:font-name-complex="Times New Roman"/>
    </style:style>
    <style:style style:name="T6" style:family="text">
      <style:text-properties officeooo:rsid="003b129e" style:language-asian="tr" style:country-asian="TR" style:font-name-complex="Times New Roman"/>
    </style:style>
    <style:style style:name="T7" style:family="text">
      <style:text-properties officeooo:rsid="003d13be" style:language-asian="tr" style:country-asian="TR" style:font-name-complex="Times New Roman"/>
    </style:style>
    <style:style style:name="T8" style:family="text">
      <style:text-properties officeooo:rsid="003c3a02" style:language-asian="tr" style:country-asian="TR" style:font-name-complex="Times New Roman"/>
    </style:style>
    <style:style style:name="T9" style:family="text">
      <style:text-properties officeooo:rsid="005127f0" style:language-asian="tr" style:country-asian="TR" style:font-name-complex="Times New Roman"/>
    </style:style>
    <style:style style:name="T10" style:family="text">
      <style:text-properties officeooo:rsid="0014a809" style:language-asian="tr" style:country-asian="TR" style:font-name-complex="Times New Roman"/>
    </style:style>
    <style:style style:name="T11" style:family="text">
      <style:text-properties officeooo:rsid="004d605d" style:language-asian="tr" style:country-asian="TR" style:font-name-complex="Times New Roman"/>
    </style:style>
    <style:style style:name="T12" style:family="text">
      <style:text-properties style:language-asian="tr" style:country-asian="TR" style:font-name-complex="Tahoma"/>
    </style:style>
    <style:style style:name="T13" style:family="text">
      <style:text-properties officeooo:rsid="003b129e" style:language-asian="tr" style:country-asian="TR" style:font-name-complex="Tahoma"/>
    </style:style>
    <style:style style:name="T14" style:family="text">
      <style:text-properties officeooo:rsid="005127f0"/>
    </style:style>
    <style:style style:name="T15" style:family="text">
      <style:text-properties style:font-name="Liberation Serif" officeooo:rsid="004fbc62"/>
    </style:style>
    <style:style style:name="T16" style:family="text">
      <style:text-properties style:font-name="Liberation Serif" officeooo:rsid="005127f0"/>
    </style:style>
    <style:style style:name="T17" style:family="text">
      <style:text-properties style:font-name="Liberation Serif" officeooo:rsid="0013e64a" style:language-asian="tr" style:country-asian="TR" style:font-name-complex="Times New Roman"/>
    </style:style>
    <style:style style:name="T18" style:family="text">
      <style:text-properties style:font-name="Liberation Serif" officeooo:rsid="0045a579" style:language-asian="tr" style:country-asian="TR" style:font-name-complex="Times New Roman"/>
    </style:style>
    <style:style style:name="T19" style:family="text">
      <style:text-properties style:font-name="Liberation Serif" officeooo:rsid="003b129e" style:language-asian="tr" style:country-asian="TR" style:font-name-complex="Times New Roman"/>
    </style:style>
    <style:style style:name="T20" style:family="text">
      <style:text-properties style:font-name="Liberation Serif" officeooo:rsid="004df2f9" style:language-asian="tr" style:country-asian="TR" style:font-name-complex="Times New Roman"/>
    </style:style>
    <style:style style:name="T21" style:family="text">
      <style:text-properties style:font-name="Liberation Serif" officeooo:rsid="0009c057" style:language-asian="tr" style:country-asian="TR" style:font-name-complex="Times New Roman"/>
    </style:style>
    <style:style style:name="T22" style:family="text">
      <style:text-properties officeooo:rsid="00475e7a"/>
    </style:style>
    <style:style style:name="T23" style:family="text">
      <style:text-properties officeooo:rsid="0009c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AHLİYE TAAHHÜTNAMESİ</text:p>
      <text:p text:style-name="P5"><text:tab/>Halen tahtı icarımda bulunan, maliki ve kiraya vereni ve özellikleri aşağıda belirtilen taşınmazı;</text:p>
      <text:list xml:id="list1695101772" text:style-name="WWNum2">
        <text:list-header>
          <text:p text:style-name="P3"><text:span text:style-name="T2">tahliye etmeyi taahhüt ettiğim tarih</text:span><text:span text:style-name="T3">te</text:span><text:span text:style-name="T2">, </text:span><text:span text:style-name="T3">aşağıda belirtilen </text:span><text:span text:style-name="T2">kira sözleşme şartlarına bağlı kalarak, </text:span><text:span text:style-name="T4"><text:s/></text:span><text:span text:style-name="T1">hiçbir kanuni merasime, ihtar ve protesto keşidesine, cevap itasına, tebliğ ve tebellüğe, </text:span><text:span text:style-name="T12">herhangi bir ihtar ve hiçbir hüküm istihsaline ve mahkemeden ilam almaya hacet kalmaksızın</text:span><text:span text:style-name="T1"> kayıtsız ve şartsız olarak boşaltmayı </text:span><text:span text:style-name="T12">kesin olarak beyan, kabul ve taahhüt ed</text:span><text:span text:style-name="T13">iyorum</text:span><text:span text:style-name="T12">.</text:span></text:p>
        </text:list-header>
      </text:list>
      <text:p text:style-name="P8"><text:span text:style-name="T1">Gününde tahliye edemediğim </text:span><text:span text:style-name="T5">veya </text:span><text:span text:style-name="T1">etmediğim takdirde, </text:span><text:span text:style-name="T6">geçen her gün için, yıllık kira bedelinin yüzde </text:span><text:span text:style-name="T7">biri</text:span><text:span text:style-name="T6"> oranında </text:span><text:span text:style-name="T2">günlük </text:span><text:span text:style-name="T6">ceza bedeli ödemeyi, </text:span><text:span text:style-name="T1">kiraya veren veya yetkili kanuni vekili tarafından aleyhime yapılacak, her türlü icra takibatı, mahkeme masrafları, avukatlık ücretleri ve benzeri tüm ücretlerinde tamamen şahsım tarafından karşılanacağını şimdiden <text:s/>kabul,</text:span><text:span text:style-name="T5"> beyan</text:span><text:span text:style-name="T1"> ve taahhüt ediyorum. </text:span></text:p>
      <text:p text:style-name="P9"/>
      <text:p text:style-name="P12"><text:span text:style-name="T8">Taahhüt edilen Tahliye</text:span><text:span text:style-name="T1"> Tarihi<text:tab/>: </text:span></text:p>
      <text:p text:style-name="P10"><text:tab/></text:p>
      <text:p text:style-name="P13"><text:span text:style-name="T1">T</text:span><text:span text:style-name="T5">AHLİYE TAAHHÜDÜNDE BULUNAN KİRACI</text:span></text:p>
      <text:p text:style-name="P10">Adı Soyadı<text:tab/><text:tab/><text:tab/>: <text:tab/><text:span text:style-name="T23">Dursun Durmuş – 471 3724 3078</text:span></text:p>
      <text:p text:style-name="P10"><text:span text:style-name="T14">Tebligat </text:span>Adresi <text:tab/><text:tab/>:<text:tab/><text:span text:style-name="T23">Yeniyurt Mah. İsmail AltınGövde Cad. 21/A</text:span><text:span text:style-name="T15"> Merkez Tokat</text:span></text:p>
      <text:p text:style-name="P10">Telefon<text:tab/><text:tab/><text:tab/><text:tab/>:<text:tab/></text:p>
      <text:p text:style-name="P11">TAHLİYE EDİLECEK YERİN</text:p>
      <text:p text:style-name="P11">Adresi<text:tab/><text:tab/><text:tab/><text:tab/>:<text:tab/><text:span text:style-name="T23">Yeniyurt Mah. İsmail AltınGövde Cad. 21/A</text:span><text:span text:style-name="T15"> Merkez Tokat</text:span></text:p>
      <text:p text:style-name="P11">Tapu Bilgileri<text:tab/><text:tab/><text:tab/>:<text:tab/><text:span text:style-name="T22">Ada: 278 <text:tab/><text:tab/>Parsel: 39</text:span></text:p>
      <text:p text:style-name="P10"/>
      <text:p text:style-name="P2"><text:span text:style-name="T8">Kira </text:span><text:span text:style-name="T1">Sözleşme</text:span><text:span text:style-name="T8">si</text:span><text:span text:style-name="T1"> Tarihi, <text:s/></text:span><text:span text:style-name="T10">No</text:span><text:span text:style-name="T1"><text:tab/>:<text:tab/></text:span><text:span text:style-name="T17">20</text:span><text:span text:style-name="T18">19</text:span><text:span text:style-name="T17">-</text:span><text:span text:style-name="T21">1</text:span><text:span text:style-name="T19">0</text:span><text:span text:style-name="T21">31002</text:span></text:p>
      <text:p text:style-name="P6"/>
      <text:p text:style-name="P7"><text:span text:style-name="T5">İşbu taahhütname</text:span><text:span text:style-name="T8">yi</text:span><text:span text:style-name="T5"> serbest irademle </text:span><text:span text:style-name="T11">1</text:span><text:span text:style-name="T9">4</text:span><text:span text:style-name="T6">-</text:span><text:span text:style-name="T11">1</text:span><text:span text:style-name="T9">1</text:span><text:span text:style-name="T3">-</text:span><text:span text:style-name="T6">20</text:span><text:span text:style-name="T11">19</text:span><text:span text:style-name="T6"> </text:span><text:span text:style-name="T5">tarihinde imza</text:span><text:span text:style-name="T8">lıyorum</text:span><text:span text:style-name="T5">.</text:span></text:p>
      <text:p text:style-name="P10"/>
      <text:p text:style-name="P10"/>
      <text:p text:style-name="P10"/>
      <text:p text:style-name="P10"><text:tab/><text:tab/><text:tab/><text:tab/><text:tab/><text:tab/><text:tab/> <text:tab/><text:span text:style-name="T23">Dursun Durmuş – 471 3724 3078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3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33:04.406896187</meta:creation-date>
    <dc:date>2019-11-13T14:41:53.412166246</dc:date>
    <meta:editing-duration>PT8M5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184" meta:character-count="1355" meta:non-whitespace-character-count="1152"/>
  </office:meta>
</office:document-meta>
</file>